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f51fd" officeooo:paragraph-rsid="000f51f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bold" officeooo:rsid="000f51fd" officeooo:paragraph-rsid="000f51f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normal" officeooo:rsid="0012e354" officeooo:paragraph-rsid="0012e354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normal" officeooo:rsid="00148fef" officeooo:paragraph-rsid="00148fe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normal" officeooo:rsid="00148fef" officeooo:paragraph-rsid="001736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normal" officeooo:rsid="00169836" officeooo:paragraph-rsid="00169836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rsid="001736a0" officeooo:paragraph-rsid="001736a0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36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ation<text:span text:style-name="T1"> <text:s text:c="3"/><text:tab/><text:tab/><text:tab/><text:tab/><text:tab/><text:tab/>Anunay Yadav</text:span></text:p>
      <text:p text:style-name="P2"><text:tab/><text:tab/><text:tab/><text:tab/><text:tab/><text:tab/><text:tab/><text:tab/><text:tab/><text:tab/><text:tab/><text:tab/><text:tab/><text:tab/><text:tab/><text:tab/>2018021</text:p>
      <text:p text:style-name="P4"><text:span text:style-name="T1">1. thread structure -&gt;</text:span></text:p>
      <text:p text:style-name="P4"><text:span text:style-name="T1"/></text:p>
      <text:p text:style-name="P3"><text:span text:style-name="T1">struct thread {</text:span></text:p>
      <text:p text:style-name="P3"><text:span text:style-name="T1"><text:tab/>void *esp;</text:span></text:p>
      <text:p text:style-name="P3"><text:span text:style-name="T1"><text:tab/>void *start;</text:span></text:p>
      <text:p text:style-name="P3"><text:span text:style-name="T1"><text:tab/>struct thread *next;</text:span></text:p>
      <text:p text:style-name="P3"><text:span text:style-name="T1"><text:tab/>struct thread *prev;</text:span></text:p>
      <text:p text:style-name="P3"><text:span text:style-name="T1">}</text:span></text:p>
      <text:p text:style-name="P3"><text:span text:style-name="T1"/></text:p>
      <text:p text:style-name="P4"><text:span text:style-name="T1">2. global variables and structures -&gt;</text:span></text:p>
      <text:p text:style-name="P4"><text:span text:style-name="T1"/></text:p>
      <text:p text:style-name="P4"><text:span text:style-name="T1">struct lock_data{</text:span></text:p>
      <text:p text:style-name="P4"><text:span text:style-name="T1"><text:tab/>struct lock* lock;</text:span></text:p>
      <text:p text:style-name="P4"><text:span text:style-name="T1"><text:tab/>struct lock_data* next;</text:span></text:p>
      <text:p text:style-name="P4"><text:span text:style-name="T1">}; // </text:span><text:span text:style-name="T2">for list </text:span></text:p>
      <text:p text:style-name="P4"><text:span text:style-name="T1"/></text:p>
      <text:p text:style-name="P4"><text:span text:style-name="T1">struct thread *ready_list = NULL; <text:s text:c="4"/>// ready list</text:span></text:p>
      <text:p text:style-name="P4"><text:span text:style-name="T1">struct thread *cur_thread = NULL; <text:s text:c="4"/>// current thread</text:span></text:p>
      <text:p text:style-name="P4"><text:span text:style-name="T1">struct lock_data * lock_list = NULL; // list of locks</text:span></text:p>
      <text:p text:style-name="P4"><text:span text:style-name="T1">struct thread* dead_list = NULL; // list of dead threads</text:span></text:p>
      <text:p text:style-name="P3"><text:span text:style-name="T1"/></text:p>
      <text:p text:style-name="P4"><text:span text:style-name="T1">3. sleep code : -&gt;</text:span></text:p>
      <text:p text:style-name="P5"><text:span text:style-name="T2">pushes currrent thread to waitlist of the lock and than schedules new.</text:span></text:p>
      <text:p text:style-name="P5"><text:span text:style-name="T1"><text:tab/></text:span></text:p>
      <text:p text:style-name="P5"><text:span text:style-name="T1"><text:tab/>struct thread* cur = (struct thread*) lock -&gt; wait_list;</text:span></text:p>
      <text:p text:style-name="P4"><text:span text:style-name="T1"><text:tab/>push_unique(lock);</text:span></text:p>
      <text:p text:style-name="P4"><text:span text:style-name="T1"><text:tab/>struct thread *temp = cur;</text:span></text:p>
      <text:p text:style-name="P4"><text:span text:style-name="T1"><text:tab/>if(temp == NULL){</text:span></text:p>
      <text:p text:style-name="P4"><text:span text:style-name="T1"><text:tab/><text:tab/>lock -&gt; wait_list = cur_thread;</text:span></text:p>
      <text:p text:style-name="P4"><text:span text:style-name="T1"><text:tab/><text:tab/>cur_thread -&gt; prev = (struct thread*) lock -&gt; wait_list;</text:span></text:p>
      <text:p text:style-name="P4"><text:span text:style-name="T1"><text:tab/><text:tab/>cur_thread -&gt; next = (struct thread*) lock -&gt; wait_list;</text:span></text:p>
      <text:p text:style-name="P4"><text:span text:style-name="T1"><text:tab/><text:tab/>return;</text:span></text:p>
      <text:p text:style-name="P4"><text:span text:style-name="T1"><text:tab/>}</text:span></text:p>
      <text:p text:style-name="P4"><text:span text:style-name="T1"><text:tab/>struct thread* last = temp -&gt; prev;</text:span></text:p>
      <text:p text:style-name="P4"><text:span text:style-name="T1"><text:tab/>last -&gt; next = cur_thread;</text:span></text:p>
      <text:p text:style-name="P4"><text:span text:style-name="T1"><text:tab/>cur_thread -&gt; prev = last;</text:span></text:p>
      <text:p text:style-name="P4"><text:span text:style-name="T1"><text:tab/>cur_thread -&gt; next = (struct thread*) lock -&gt; wait_list;</text:span></text:p>
      <text:p text:style-name="P4"><text:span text:style-name="T1"><text:tab/>((struct thread*) lock -&gt; wait_list )-&gt; prev = cur_thread;</text:span></text:p>
      <text:p text:style-name="P4"><text:span text:style-name="T1"><text:tab/>schedule();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>4. wakeup code : -&gt;</text:span></text:p>
      <text:p text:style-name="P4"><text:span text:style-name="T1"/></text:p>
      <text:p text:style-name="P7"><text:span text:style-name="T1">pops the first thread from the lock waitlist and pushes it back to the ready list.</text:span></text:p>
      <text:p text:style-name="P4"><text:span text:style-name="T1"><text:tab/>struct thread* cur = (struct thread*) lock -&gt; wait_list;</text:span></text:p>
      <text:p text:style-name="P4"><text:span text:style-name="T1"><text:tab/>if(cur != NULL){</text:span></text:p>
      <text:p text:style-name="P4"><text:span text:style-name="T1"><text:tab/><text:tab/>struct thread* temp = (struct thread*) lock -&gt; wait_list;</text:span></text:p>
      <text:p text:style-name="P4"><text:span text:style-name="T1"><text:tab/><text:tab/>struct thread* ret = temp;</text:span></text:p>
      <text:p text:style-name="P4"><text:span text:style-name="T1"><text:tab/><text:tab/>if(temp != temp -&gt; next){</text:span></text:p>
      <text:p text:style-name="P4"><text:span text:style-name="T1"><text:tab/><text:tab/><text:tab/>temp -&gt; prev -&gt; next = temp -&gt; next;</text:span></text:p>
      <text:p text:style-name="P4"><text:span text:style-name="T1"><text:tab/><text:tab/><text:tab/>temp -&gt; next -&gt; prev = temp -&gt; prev;</text:span></text:p>
      <text:p text:style-name="P4"><text:span text:style-name="T1"><text:tab/><text:tab/><text:tab/>lock -&gt; wait_list = temp -&gt; next;</text:span></text:p>
      <text:p text:style-name="P4"><text:span text:style-name="T1"><text:tab/><text:tab/>}</text:span></text:p>
      <text:p text:style-name="P4"><text:span text:style-name="T1"><text:tab/><text:tab/>else</text:span></text:p>
      <text:p text:style-name="P4"><text:span text:style-name="T1"><text:tab/><text:tab/><text:tab/>lock -&gt; wait_list = NULL;</text:span></text:p>
      <text:p text:style-name="P4"><text:span text:style-name="T1"><text:tab/><text:tab/>push_back(ret);</text:span></text:p>
      <text:p text:style-name="P4"><text:span text:style-name="T1"><text:tab/>} </text:span></text:p>
      <text:p text:style-name="P6"><text:span text:style-name="T1"/></text:p>
      <text:p text:style-name="P6"><text:span text:style-name="T1">5.foo routine -&gt; </text:span></text:p>
      <text:p text:style-name="P7"><text:span text:style-name="T1">acquires is used only in critical section which ensures that counter is not changed after getting rescheduled to another thread.</text:span></text:p>
      <text:p text:style-name="P7"><text:span text:style-name="T1"/></text:p>
      <text:p text:style-name="P6"><text:span text:style-name="T1"><text:tab/>struct lock *l = (struct lock*)ptr;</text:span></text:p>
      <text:p text:style-name="P6"><text:span text:style-name="T1"><text:tab/>int val;</text:span></text:p>
      <text:p text:style-name="P6"><text:span text:style-name="T1"><text:tab/>acquire(l);</text:span></text:p>
      <text:p text:style-name="P6"><text:span text:style-name="T1"><text:tab/>val = counter;</text:span></text:p>
      <text:p text:style-name="P6"><text:span text:style-name="T1"><text:tab/>thread_yield();</text:span></text:p>
      <text:p text:style-name="P6"><text:span text:style-name="T1"><text:tab/>val++;</text:span></text:p>
      <text:p text:style-name="P6"><text:span text:style-name="T1"><text:tab/>counter = val;</text:span></text:p>
      <text:p text:style-name="P6"><text:span text:style-name="T1"><text:tab/>release(l);</text:span></text:p>
      <text:p text:style-name="P6"><text:span text:style-name="T1"><text:tab/>thread_exit();</text:span></text:p>
      <text:p text:style-name="P6"><text:span text:style-name="T1"/></text:p>
      <text:p text:style-name="P6"><text:span text:style-name="T1">6.output of make test2 : -&gt; </text:span></text:p>
      <text:p text:style-name="P6"><text:span text:style-name="T1"/></text:p>
      <text:p text:style-name="P6"><text:span text:style-name="T1">/usr/bin/time -v ./leak 1024000 2&gt;&amp;1 |egrep "kbytes|counter"</text:span></text:p>
      <text:p text:style-name="P6"><text:span text:style-name="T1">main thread exiting : counter:1024000</text:span></text:p>
      <text:p text:style-name="P6"><text:span text:style-name="T1"><text:tab/>Average shared text size (kbytes): 0</text:span></text:p>
      <text:p text:style-name="P6"><text:span text:style-name="T1"><text:tab/>Average unshared data size (kbytes): 0</text:span></text:p>
      <text:p text:style-name="P6"><text:span text:style-name="T1"><text:tab/>Average stack size (kbytes): 0</text:span></text:p>
      <text:p text:style-name="P6"><text:span text:style-name="T1"><text:tab/>Average total size (kbytes): 0</text:span></text:p>
      <text:p text:style-name="P6"><text:span text:style-name="T1"><text:tab/>Maximum resident set size (kbytes): 5208</text:span></text:p>
      <text:p text:style-name="P6"><text:span text:style-name="T1"><text:tab/>Average resident set size (kbytes): 0</text:span></text:p>
      <text:p text:style-name="P6"><text:span text:style-name="T1"/></text:p>
      <text:p text:style-name="P6"><text:span text:style-name="T1"/></text:p>
      <text:p text:style-name="P6"><text:soft-page-break/><text:span text:style-name="T1">7. Does race2 cause deadlock :</text:span></text:p>
      <text:p text:style-name="P6"><text:span text:style-name="T1">YES as foo routine of race2 acquires the <text:s/>lock but never releases the lock hence never lets anone scheduled and causes a deadlock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8. stratergy of memory leak:</text:span></text:p>
      <text:p text:style-name="P6"><text:span text:style-name="T1"/></text:p>
      <text:p text:style-name="P6"><text:span text:style-name="T1">Same stratergy but with more lists and structures to help in implemen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7:14:37.662472367</meta:creation-date>
    <dc:date>2020-02-13T02:10:13.024844626</dc:date>
    <meta:editing-duration>PT30M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75" meta:word-count="399" meta:character-count="2431" meta:non-whitespace-character-count="2000"/>
  </office:meta>
</office:document-meta>
</file>